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d4d4d4" loext:opacity="100%" style:font-name="Droid Sans Mono" fo:font-size="10.5pt" fo:font-weight="normal" fo:background-color="#1e1e1e"/>
    </style:style>
    <style:style style:name="P2" style:family="paragraph" style:parent-style-name="Standard">
      <style:paragraph-properties style:line-height-at-least="0.503cm"/>
      <style:text-properties fo:color="#569cd6" loext:opacity="100%" style:font-name="Droid Sans Mono" fo:font-size="10.5pt" fo:font-weight="bold" fo:background-color="#1e1e1e"/>
    </style:style>
    <style:style style:name="P3" style:family="paragraph" style:parent-style-name="Standard">
      <style:paragraph-properties style:line-height-at-least="0.503cm"/>
      <style:text-properties style:use-window-font-color="true" loext:opacity="0%" style:font-name="Droid Sans Mono" fo:font-size="10.5pt" fo:font-weight="normal" fo:background-color="transparent"/>
    </style:style>
    <style:style style:name="P4" style:family="paragraph" style:parent-style-name="Standard">
      <style:paragraph-properties style:line-height-at-least="0.503cm"/>
      <style:text-properties style:use-window-font-color="true" loext:opacity="0%" fo:background-color="transparent"/>
    </style:style>
    <style:style style:name="T1" style:family="text">
      <style:text-properties style:use-window-font-color="true" loext:opacity="0%" fo:background-color="transparent" loext:char-shading-value="0"/>
    </style:style>
    <style:style style:name="T2" style:family="text">
      <style:text-properties fo:color="#569cd6" loext:opacity="100%" style:font-name="Droid Sans Mono" fo:font-size="10.5pt" fo:font-weight="bold" fo:background-color="#1e1e1e" loext:char-shading-value="0"/>
    </style:style>
    <style:style style:name="T3" style:family="text">
      <style:text-properties officeooo:rsid="000a6285"/>
    </style:style>
    <style:style style:name="T4" style:family="text">
      <style:text-properties fo:font-style="italic" style:font-style-asian="italic" style:font-style-complex="italic"/>
    </style:style>
    <style:style style:name="T5" style:family="text">
      <style:text-properties officeooo:rsid="000c4f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text:span text:style-name="T1">ntrodução</text:span></text:p>
      <text:p text:style-name="P4"/>
      <text:p text:style-name="P3">A Pesquisa da Pecuária Municipal (PPM) realizada pelo Instituto Brasileiro de Geografia e Estatística (IBGE) tem como objetivo divulgar os dados sobre o efetivo dos principais rebanhos (Cabeças) e seus derivados. Com periodicidade anual, o PPM abrange todo território nacional, com informações para o Brasil, Regiões Geográficas, Unidades Federativas, Mesorregiões Geográficas, Microrregiões Geográficas e Municípios (IBGE, 2021).</text:p>
      <text:p text:style-name="P4"/>
      <text:p text:style-name="P3">Este documento tem como objetivo apresentar dados extraídos da PPM 2021 referentes ao<text:span text:style-name="T3">s</text:span> efetivo<text:span text:style-name="T3">s</text:span> rebanho<text:span text:style-name="T3">s</text:span> caprino e ovino da Paraíba, do Nordeste e do Brasil. Para efeito de análise <text:span text:style-name="T3">buscou-se </text:span>compara<text:span text:style-name="T3">r </text:span>os efetivos <text:span text:style-name="T3">dos rebanhos n</text:span>o período de 2010 a 2021. De forma complementar foram elaborados gráficos, com série histórica, representando a evolução dos rebanhos no período de 1974 a 2021. Os dados foram extraídos da tabela 3939 do Sistema IBGE de Recuperação Automática (SIDRA).</text:p>
      <text:p text:style-name="P1"/>
      <text:p text:style-name="Standard">1. Evolução dos Rebanhos de caprinos e ovinos no Brasil, Nordeste e Paraíba</text:p>
      <text:p text:style-name="Standard"/>
      <text:p text:style-name="Standard">Em 2021 o rebanho caprino no Brasil, 11,9 milhões de cabeças, apresentou um crescimento de 28% em relação ao efetivo de 2010. No mesmo período o rebanho ovino cresceu 18%, passando de cerca de 17,3 milhões para 20,5 milhões de cabeças. No Nordeste, a taxas de crescimento no período foi de 34% para o efetivo caprino e 45% para o efetivo ovino. Na Paraíba o crescimento foi de 27% e 71%, respectivamente (Tabela 1).</text:p>
      <text:p text:style-name="Standard"/>
      <text:p text:style-name="Standard">O Nordeste, com um rebanho caprino de 11.3 milhões de cabeças <text:span text:style-name="T3">em 2021</text:span>, 95,2% do efetivo rebanho nacional, é, seguramente, a região com maior densidade de efetivo caprino do país. Esta alta concentração tem raízes na capacidade de adaptação desses animais às condições ambientais do Semiárido nordestino. Dos dez maiores Estados produtores de caprinos do Brasil, sete estão localizados na região Nordeste (Magalhães <text:span text:style-name="T4">et all,</text:span> 2020).</text:p>
      <text:p text:style-name="Standard"/>
      <text:p text:style-name="Standard">A Paraíba em 2021 alcançou um efetivo caprino de 764,7 mil cabeças, representando 6,74% do efetivo nordestino e 6,41% do efetivo nacional. Em 2010 registrou-se um efetivo de 600,7 mil cabeças, 7,1% do rebanho nordestino e 6,45% do rebanho nacional.</text:p>
      <text:p text:style-name="Standard"/>
      <text:p text:style-name="Standard">No que concerne ao rebanho efetivo de ovino, em 2021 a Paraíba totalizou 744,1 mil cabeças, 5,18% do efetivo nordestino e 3,6% do rebanho nacional. Em 2010 esses números representaram, respectivamente, 433 mil, 4,3% e 2,4%. Considerando o período em análise, pode-se constatar que a taxa de crescimento do rebanho de caprino da Paraíba ficou abaixo da taxa de crescimento da região nordeste e do Brasil. </text:p>
      <text:p text:style-name="Standard"/>
      <text:p text:style-name="Standard">2. Participação dos estados no rebanho de caprinos do Nordeste em 2021 </text:p>
      <text:p text:style-name="Standard"/>
      <text:p text:style-name="Standard">O Gráfico 1 apresenta a participação do rebanho caprino, para o ano 2021, por estado, no efetivo rebanho da região Nordeste. Como pode ser observado, a Bahia ocupa a primeira posição com um efetivo de 3,3 milhões de cabeças, 59% do efetivo da região nordeste e 28,17 do rebanho nacional. Em seguida, destaca-se os estados de Pernambuco, Piauí, Ceará e Paraíba, respectivamente com 3,2 (28,22% e 26,87%), 1,9 (17,13% e 16,31%), 1,1 (10,25% e 9,76%) e 0,76 (6,74% e 6,41%) milhões respectivamente. Nas últimas posições se encontram os estados do Rio Grande do Nordeste com 0,44 (3,95% e 3,76%), Maranhão com 0,36 (3,17% e 3,02%), Alagoas com 0,08 (0,72% e 0,68%) e Sergipe com 0,024 (0,21% e 0,20%) milhões de cabeças.</text:p>
      <text:p text:style-name="Standard"/>
      <text:p text:style-name="Standard"/>
      <text:p text:style-name="Standard"><text:soft-page-break/>3. Participação dos estados no rebanho de ovinos do Nordeste em 2021 </text:p>
      <text:p text:style-name="Standard"/>
      <text:p text:style-name="Standard">Com 4,2 milhões de cabeças, a Bahia segue como maior rebanho de ovino do país. Esse efetivo corresponde a 29,58% do rebanho nordestino e 20,68% do país. Na segunda posição segue Pernambuco com um efetivo de 3,4 milhões (23,92% e 16,72%), sendo acompanhado dos estados do Ceará, Piauí, Rio Grande do Norte e Paraíba, respectivamente com 2,5 (17,41% e 12,17%), 1,7 (12,1% e 8,46%), 0,87 (6,12% e 4,28%) e 0,74 (5,18% e 3,62%) milhões. Os três últimos estados que compõe o bloco são Alagoas com 0,33 (2,34% e 1,64%), Maranhão 0,29 (2,08%, 1,45%) e Sergipe 0,17 (1,23% e 0,86%) milhões (Gráfico 2).</text:p>
      <text:p text:style-name="Standard"/>
      <text:p text:style-name="Standard">4. Nordeste: efetivo de caprinos e ovinos (Série Histórica)</text:p>
      <text:p text:style-name="Standard"/>
      <text:p text:style-name="Standard">Como pode ser observado na Figura 3, a partir da segunda metade da década de 1990, o Nordeste inicia uma trajetória com taxas positivas de crescimento para os rebanhos caprino e ovino. De forma geral, o crescimento acompanham a mesma linha de tendência, com alguns pontos oscilando em decorrência de fatores sazonais, climáticos e políticas públicas. Ações políticas implementadas na região, a exemplo do Programa de Aquisição de Alimentos (PPA-Leite), que estabelecia parceria entre o governo federal e os estados do Semiárido, desempenharam papel central no desenvolvimento da caprinovinocultura, principalmente na capacidade de alocação de recursos financeiros para a produção do leite caprino, participação e integração de novos agentes ao setor produtivo, dinamização da produção e estímulo ao consumo.</text:p>
      <text:p text:style-name="Standard"/>
      <text:p text:style-name="Standard">5. Paraíba: efetivo de caprinos e ovinos (Série Histórica)</text:p>
      <text:p text:style-name="Standard"/>
      <text:p text:style-name="Standard">O Gráfico 3 apresenta a trajetória do efetivo para os rebanhos caprino e ovino da Paraíba, no período de 1970 a 2021. Como pode ser observado, o rebanho caprino apresentou forte variação positiva a partir de 1999, certamente em decorrências dos programas sociais implantados na região. O crescimento <text:span text:style-name="T5">foi </text:span>interrompido em 2012 em decorrência de longo período de estiagem (2012 a 2016) que impactou diretamente o desenvolvimento da caprinocultura. Em 2009 <text:span text:style-name="T5">o efetivo de cabeças totalizava </text:span>624,2 mil cabeças, em 2012 <text:span text:style-name="T5">esse número decresceu para </text:span>473,1 mil <text:span text:style-name="T5">cabeças</text:span>. </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5:27:44.638186676</meta:creation-date>
    <dc:date>2023-02-13T15:45:21.180194924</dc:date>
    <meta:editing-duration>PT6M56S</meta:editing-duration>
    <meta:editing-cycles>1</meta:editing-cycles>
    <meta:document-statistic meta:table-count="0" meta:image-count="0" meta:object-count="0" meta:page-count="2" meta:paragraph-count="16" meta:word-count="864" meta:character-count="5420" meta:non-whitespace-character-count="4568"/>
    <meta:generator>LibreOffice/7.3.7.2$Linux_X86_64 LibreOffice_project/30$Build-2</meta:generator>
  </office:meta>
</office:document-meta>
</file>